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8690f"/>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AFFERO GENERAL PUBLIC LICENSE</text:h>
      <text:p text:style-name="First_20_paragraph">Version 3, 19 November 2007</text:p>
      <text:p text:style-name="P2">Copyright (C) 2007 Free Software Foundation, Inc. <text:a xlink:type="simple" xlink:href="http://fsf.org/"><text:span text:style-name="Definition">http://fsf.org/</text:span></text:a></text:p>
      <text:p text:style-name="P2">Everyone is permitted to copy and distribute verbatim copies of this license document, but changing it is not allowed.</text:p>
      <text:h text:style-name="Heading_20_3" text:outline-level="3">Preamble</text:h>
      <text:p text:style-name="First_20_paragraph">The GNU Affero General Public License is a free, copyleft license for software and other kinds of works, specifically designed to ensure cooperation with the community in the case of network server software.</text:p>
      <text:p text:style-name="Text_20_body">The licenses for most software and other practical works are designed to take away your freedom to share and change the works. By contrast, our General Public Licenses are intended to guarantee your freedom to share and change all versions of a program--to make sure it remains free software for all its users.</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Developers that use our General Public Licenses protect your rights with two steps: (1) assert copyright on the software, and (2) offer you this License which gives you legal permission to copy, distribute and/or modify the software.</text:p>
      <text:p text:style-name="Text_20_body">A secondary benefit of defending all users' freedom is that improvements made in alternate versions of the program, if they receive widespread use, become available for other developers to incorporate. Many developers of free software are heartened and encouraged by the resulting cooperation. However, in the case of software used on network servers, this result may fail to come about. The GNU General Public License permits making a modified version and letting the public access it on a server without ever releasing its source code to the public.</text:p>
      <text:p text:style-name="Text_20_body">The GNU Affero General Public License is designed specifically to ensure that, in such cases, the modified source code becomes available to the community. It requires the operator of a network server to provide the source code of the modified version running there to the users of that server. Therefore, public use of a modified version, on a publicly accessible server, gives the public access to the source code of the modified version.</text:p>
      <text:p text:style-name="Text_20_body">An older license, called the Affero General Public License and published by Affero, was designed to accomplish similar goals. This is a different license, not a version of the Affero GPL, but Affero has released a new version of the Affero GPL which permits relicensing under this license.</text:p>
      <text:p text:style-name="Text_20_body"><text:soft-page-break/>The precise terms and conditions for copying, distribution and modification follow.</text:p>
      <text:h text:style-name="Heading_20_3" text:outline-level="3">TERMS AND CONDITIONS</text:h>
      <text:h text:style-name="Heading_20_4" text:outline-level="4">0. Definitions.</text:h>
      <text:p text:style-name="First_20_paragraph">"This License" refers to version 3 of the GNU Affero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1. Source Code.</text:h>
      <text:p text:style-name="First_20_paragraph">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text:soft-page-break/>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2. Basic Permissions.</text:h>
      <text:p text:style-name="First_20_paragraph">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3. Protecting Users' Legal Rights From Anti-Circumvention Law.</text:h>
      <text:p text:style-name="First_20_paragraph">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xt:soft-page-break/>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4. Conveying Verbatim Copies.</text:h>
      <text:p text:style-name="First_20_paragraph">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5. Conveying Modified Source Versions.</text:h>
      <text:p text:style-name="First_20_paragraph">You may convey a work based on the Program, or the modifications to produce it from the Program, in the form of source code under the terms of section 4, provided that you also meet all of these conditions:</text:p>
      <text:list xml:id="list3525523140298740317" text:style-name="L1">
        <text:list-item>
          <text:p text:style-name="P3">a) The work must carry prominent notices stating that you modified it, and giving a relevant date.</text:p>
        </text:list-item>
        <text:list-item>
          <text:p text:style-name="P3">b) The work must carry prominent notices stating that it is released under this License and any conditions added under section 7. This requirement modifies the requirement in section 4 to "keep intact all notices".</text:p>
        </text:list-item>
        <text:list-item>
          <text:p text:style-name="P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3">d) If the work has interactive user interfaces, each must display Appropriate Legal Notices; however, if the Program has interactive interfaces that do not display Appropriate Legal Notices, your work need not make them do so.</text:p>
        </text:list-item>
      </text:list>
      <text:p text:style-name="First_20_paragraph">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6. Conveying Non-Source Forms.</text:h>
      <text:p text:style-name="First_20_paragraph">You may convey a covered work in object code form under the terms of sections 4 and 5, provided that you also convey the machine-readable Corresponding Source under the terms of this License, in one of these ways:</text:p>
      <text:list xml:id="list8848601821240210701" text:style-name="L2">
        <text:list-item>
          <text:p text:style-name="P4"><text:soft-page-break/>a) Convey the object code in, or embodied in, a physical product (including a physical distribution medium), accompanied by the Corresponding Source fixed on a durable physical medium customarily used for software interchange.</text:p>
        </text:list-item>
        <text:list-item>
          <text:p text:style-name="P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4">e) Convey the object code using peer-to-peer transmission, provided you inform other peers where the object code and Corresponding Source of the work are being offered to the general public at no charge under subsection 6d.</text:p>
        </text:list-item>
      </text:list>
      <text:p text:style-name="First_20_paragraph">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4" text:outline-level="4">7. Additional Terms.</text:h>
      <text:p text:style-name="First_20_paragraph">"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4935324769773941583" text:style-name="L3">
        <text:list-item>
          <text:p text:style-name="P5">a) Disclaiming warranty or limiting liability differently from the terms of sections 15 and 16 of this License; or</text:p>
        </text:list-item>
        <text:list-item>
          <text:p text:style-name="P5">b) Requiring preservation of specified reasonable legal notices or author attributions in that material or in the Appropriate Legal Notices displayed by works containing it; or</text:p>
        </text:list-item>
        <text:list-item>
          <text:p text:style-name="P5">c) Prohibiting misrepresentation of the origin of that material, or requiring that modified versions of such material be marked in reasonable ways as different from the original version; or</text:p>
        </text:list-item>
        <text:list-item>
          <text:p text:style-name="P5">d) Limiting the use for publicity purposes of names of licensors or authors of the <text:soft-page-break/>material; or</text:p>
        </text:list-item>
        <text:list-item>
          <text:p text:style-name="P5">e) Declining to grant rights under trademark law for use of some trade names, trademarks, or service marks; or</text:p>
        </text:list-item>
        <text:list-item>
          <text:p text:style-name="P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First_20_paragraph">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8. Termination.</text:h>
      <text:p text:style-name="First_20_paragraph">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9. Acceptance Not Required for Having Copies.</text:h>
      <text:p text:style-name="First_20_paragraph">You are not required to accept this License in order to receive or run a copy of the Program. Ancillary propagation of a covered work occurring solely as a consequence of using peer-to-peer <text:soft-page-break/>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10. Automatic Licensing of Downstream Recipients.</text:h>
      <text:p text:style-name="First_20_paragraph">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11. Patents.</text:h>
      <text:p text:style-name="First_20_paragraph">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text:soft-page-break/>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12. No Surrender of Others' Freedom.</text:h>
      <text:p text:style-name="First_20_paragraph">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13. Remote Network Interaction; Use with the GNU General Public License.</text:h>
      <text:p text:style-name="First_20_paragraph">Notwithstanding any other provision of this License, if you modify the Program, your modified version must prominently offer all users interacting with it remotely through a computer network (if your version supports such interaction) an opportunity to receive the Corresponding Source of your version by providing access to the Corresponding Source from a network server at no charge, through some standard or customary means of facilitating copying of software. This <text:soft-page-break/>Corresponding Source shall include the Corresponding Source for any work covered by version 3 of the GNU General Public License that is incorporated pursuant to the following paragraph.</text:p>
      <text:p text:style-name="Text_20_body">Notwithstanding any other provision of this License, you have permission to link or combine any covered work with a work licensed under version 3 of the GNU General Public License into a single combined work, and to convey the resulting work. The terms of this License will continue to apply to the part which is the covered work, but the work with which it is combined will remain governed by version 3 of the GNU General Public License.</text:p>
      <text:h text:style-name="Heading_20_4" text:outline-level="4">14. Revised Versions of this License.</text:h>
      <text:p text:style-name="First_20_paragraph">The Free Software Foundation may publish revised and/or new versions of the GNU Affero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Affero General Public License "or any later version" applies to it, you have the option of following the terms and conditions either of that numbered version or of any later version published by the Free Software Foundation. If the Program does not specify a version number of the GNU Affero General Public License, you may choose any version ever published by the Free Software Foundation.</text:p>
      <text:p text:style-name="Text_20_body">If the Program specifies that a proxy can decide which future versions of the GNU Affero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4" text:outline-level="4">15. Disclaimer of Warranty.</text:h>
      <text:p text:style-name="First_20_paragraph">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16. Limitation of Liability.</text:h>
      <text:p text:style-name="First_20_paragraph">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17. Interpretation of Sections 15 and 16.</text:h>
      <text:p text:style-name="First_20_paragraph">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h text:style-name="Heading_20_3" text:outline-level="3">How to Apply These Terms to Your New Programs</text:h>
      <text:p text:style-name="First_20_paragraph">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Affero General Public License as</text:p>
      <text:p text:style-name="Preformatted_20_Text"><text:s text:c="4"/>published by the Free Software Foundation, either version 3 of the</text:p>
      <text:p text:style-name="Preformatted_20_Text"><text:s text:c="4"/>License, or (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Affero General Public License for more details.</text:p>
      <text:p text:style-name="Preformatted_20_Text"/>
      <text:p text:style-name="Preformatted_20_Text"><text:s text:c="4"/>You should have received a copy of the GNU Affero General Public License</text:p>
      <text:p text:style-name="Preformatted_20_Text"><text:s text:c="4"/>along with this program. <text:s/>If not, see &lt;http://www.gnu.org/licenses/&gt;.</text:p>
      <text:p text:style-name="First_20_paragraph">Also add information on how to contact you by electronic and paper mail.</text:p>
      <text:p text:style-name="Text_20_body">If your software can interact with users remotely through a computer network, you should also make sure that it provides a way for users to get its source. For example, if your program is a web application, its interface could display a "Source" link that leads users to an archive of the code. There are many ways you could offer source, and different solutions will be better for different programs; see section 13 for the specific requirements.</text:p>
      <text:p text:style-name="Text_20_body">You should also get your employer (if you work as a programmer) or school, if any, to sign a "copyright disclaimer" for the program, if necessary. For more information on this, and how to apply and follow the GNU AGPL, see <text:a xlink:type="simple" xlink:href="http://www.gnu.org/licenses/"><text:span text:style-name="Definition">http://www.gnu.org/licens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8-05T22:07:42.922453719</dc:date>
    <dc:creator>Jason Self</dc:creator>
    <meta:editing-duration>P0D</meta:editing-duration>
    <meta:editing-cycles>1</meta:editing-cycles>
    <meta:document-statistic meta:table-count="0" meta:image-count="0" meta:object-count="0" meta:page-count="10" meta:paragraph-count="129" meta:word-count="5552" meta:character-count="33624" meta:non-whitespace-character-count="28165"/>
    <meta:generator>LibreOffice/4.2.8.2$Linux_X86_64 LibreOffice_project/420m0$Build-2</meta:generator>
  </office:meta>
</office:document-meta>
</file>